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9839a6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9839a6" officeooo:paragraph-rsid="009f5ed0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officeooo:rsid="009839a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9839a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ize="10.5pt" fo:font-style="italic" style:text-underline-style="none" fo:font-weight="normal" officeooo:rsid="009839a6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text-properties officeooo:paragraph-rsid="00aba71c"/>
    </style:style>
    <style:style style:name="P7" style:family="paragraph" style:parent-style-name="Standard">
      <style:text-properties officeooo:paragraph-rsid="00b21b9b"/>
    </style:style>
    <style:style style:name="P8" style:family="paragraph" style:parent-style-name="Text_20_body"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text-properties style:font-name="Times New Roman" fo:font-size="10.5pt" fo:font-style="normal" style:text-underline-style="solid" style:text-underline-width="auto" style:text-underline-color="font-color" fo:font-weight="bold" officeooo:rsid="009839a6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style:font-name="Times New Roman" fo:font-size="12pt" fo:font-style="normal" style:text-underline-style="none" fo:font-weight="normal" officeooo:rsid="00aba71c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2pt" fo:font-style="normal" style:text-underline-style="none" fo:font-weight="normal" officeooo:rsid="00ac6ec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font-style="normal" style:text-underline-style="none" fo:font-weight="normal" officeooo:rsid="00b21b9b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style:text-underline-style="none" fo:font-weight="normal" officeooo:rsid="00b323bb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style:text-underline-style="none" fo:font-weight="normal" officeooo:rsid="00b378b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style:text-underline-style="none" fo:font-weight="normal" officeooo:rsid="00b45c95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tyle="normal" style:text-underline-style="none" fo:font-weight="normal" officeooo:rsid="009839a6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a6289b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a7c57b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b378b5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hat should be the scope of the exit interview?</text:p>
      <text:p text:style-name="P9">Suggest two questions to ask a security employee during the exit interview.</text:p>
      <text:p text:style-name="P9">What are the gains for management? What are the risks?</text:p>
      <text:p text:style-name="P9"/>
      <text:p text:style-name="P9">What measures can you suggest to mitigate the unlikely possibility of violent disgruntled employee?</text:p>
      <text:p text:style-name="P9">Has your organization/workplace formulated a policy or guidelines for dealing with workplace violence?</text:p>
      <text:p text:style-name="P9">If your workplace/organization does not have such a policy/guidelines provide a brief explanation about how it will help management, and who should develop such a policy.</text:p>
      <text:p text:style-name="P9"/>
      <text:p text:style-name="P9">Describe two examples of separation of controls in the cybersecurity department.</text:p>
      <text:p text:style-name="P9">In your opinion, why is separation of controls necessary in the security department?</text:p>
      <text:p text:style-name="P9">What can happen when small to mid-size organizations lack separation of control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21:49:12.628620362</meta:creation-date>
    <dc:date>2023-04-10T15:35:00.411926424</dc:date>
    <meta:editing-duration>P1DT22H29M4S</meta:editing-duration>
    <meta:editing-cycles>7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20" meta:character-count="791" meta:non-whitespace-character-count="680"/>
  </office:meta>
</office:document-meta>
</file>